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officeooo:rsid="001c96da" officeooo:paragraph-rsid="001c96da"/>
    </style:style>
    <style:style style:name="P11" style:family="paragraph" style:parent-style-name="Standard" style:list-style-name="L1">
      <style:text-properties officeooo:rsid="001df9ed" officeooo:paragraph-rsid="001df9ed"/>
    </style:style>
    <style:style style:name="P12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3" style:family="paragraph" style:parent-style-name="Standard">
      <style:text-properties fo:font-style="normal" officeooo:rsid="001df9ed" officeooo:paragraph-rsid="001df9ed" style:font-style-asian="normal" style:font-style-complex="normal"/>
    </style:style>
    <style:style style:name="P14" style:family="paragraph" style:parent-style-name="Standard" style:list-style-name="L3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5" style:family="paragraph" style:parent-style-name="Standard" style:list-style-name="L3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5cfc1"/>
    </style:style>
    <style:style style:name="T11" style:family="text">
      <style:text-properties officeooo:rsid="004b757d"/>
    </style:style>
    <style:style style:name="T12" style:family="text">
      <style:text-properties officeooo:rsid="004c0b0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50c76c"/>
    </style:style>
    <style:style style:name="T15" style:family="text">
      <style:text-properties officeooo:rsid="0051c8cd"/>
    </style:style>
    <style:style style:name="T16" style:family="text">
      <style:text-properties officeooo:rsid="00541c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1">Your version of the installer may vary.</text:span></text:p>
      <text:p text:style-name="P1"/>
      <text:list xml:id="list3968634953" text:style-name="L1">
        <text:list-item>
          <text:p text:style-name="P10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0">Double-click on the installer application.</text:p>
        </text:list-item>
        <text:list-item>
          <text:p text:style-name="P10">Qt requires an account. An account may be created via the installer.</text:p>
        </text:list-item>
        <text:list-item>
          <text:p text:style-name="P10">After an account has been <text:span text:style-name="T8">created</text:span>, select the required components.</text:p>
        </text:list-item>
        <text:list-item>
          <text:p text:style-name="P10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1"><text:span text:style-name="T2">Qt 5.</text:span><text:span text:style-name="T6">15</text:span><text:span text:style-name="T2">.</text:span><text:span text:style-name="T6">2</text:span><text:span text:style-name="T2"> 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2">MinGW <text:span text:style-name="T10">8.1.0</text:span> 32-bit</text:p>
            </text:list-item>
          </text:list>
        </text:list-item>
        <text:list-item>
          <text:p text:style-name="P11"><text:span text:style-name="T2">After the desired components are selected, proceed with the installation </text:span><text:span text:style-name="T5">of Qt.</text:span></text:p>
        </text:list-item>
        <text:list-item>
          <text:p text:style-name="P22"><text:span text:style-name="T5">D</text:span><text:span text:style-name="T2">one!</text:span></text:p>
        </text:list-item>
      </text:list>
      <text:p text:style-name="P13"><text:span text:style-name="T13"/></text:p>
      <text:p text:style-name="P4">Building <text:span text:style-name="T14">BiblioteQ</text:span></text:p>
      <text:p text:style-name="P6"/>
      <text:list xml:id="list822363013" text:style-name="L3">
        <text:list-item>
          <text:p text:style-name="P14">Place the source directory of the <text:span text:style-name="T14">BiblioteQ</text:span> application onto the Windows desktop.</text:p>
        </text:list-item>
        <text:list-item>
          <text:p text:style-name="P14">Open a Qt DOS terminal: Start → Qt → 5.1<text:span text:style-name="T12">5</text:span>.<text:span text:style-name="T12">2</text:span> → MinGW <text:span text:style-name="T12">8.1</text:span>.0 (32-bit) → Qt 5.1<text:span text:style-name="T12">5</text:span>.<text:span text:style-name="T12">2</text:span> (MinGW <text:span text:style-name="T12">8</text:span>.<text:span text:style-name="T12">1</text:span>.0 32-bit).</text:p>
        </text:list-item>
        <text:list-item>
          <text:p text:style-name="P14">In the DOS terminal, proceed <text:span text:style-name="T14">to the main BiblioteQ </text:span>directory.</text:p>
        </text:list-item>
        <text:list-item>
          <text:p text:style-name="P21">Issue a qmake -o Makefile biblioteq.win.pro.</text:p>
        </text:list-item>
        <text:list-item>
          <text:p text:style-name="P15">At the prompt, issue mingw32-make.</text:p>
        </text:list-item>
        <text:list-item>
          <text:p text:style-name="P15">Wait until the application <text:span text:style-name="T14">is </text:span>generated.</text:p>
        </text:list-item>
        <text:list-item>
          <text:p text:style-name="P16">Issue a mingw32-make install.</text:p>
        </text:list-item>
        <text:list-item>
          <text:p text:style-name="P16">Wait until the various files are copied into the release folder.</text:p>
        </text:list-item>
      </text:list>
      <text:p text:style-name="P7"/>
      <text:p text:style-name="P5">Preparing <text:span text:style-name="T15">BiblioteQ </text:span>Release</text:p>
      <text:p text:style-name="P8"/>
      <text:list xml:id="list3244072821" text:style-name="L4">
        <text:list-item>
          <text:p text:style-name="P17">Open a Windows folder and proceed to the location of <text:span text:style-name="T15">BiblioteQ</text:span>.exe.</text:p>
        </text:list-item>
        <text:list-item>
          <text:p text:style-name="P18">Double-click on the <text:span text:style-name="T15">BiblioteQ</text:span>.exe file. If it launches, you're safe!</text:p>
        </text:list-item>
        <text:list-item>
          <text:p text:style-name="P19">Remove <text:span text:style-name="T16">all </text:span><text:span text:style-name="T15">temporary director</text:span><text:span text:style-name="T16">ies from the release folder.</text:span></text:p>
        </text:list-item>
        <text:list-item>
          <text:p text:style-name="P19">Copy the release folder onto the desktop.</text:p>
        </text:list-item>
        <text:list-item>
          <text:p text:style-name="P19">Rename the release folder on the desktop to <text:span text:style-name="T15">BiblioteQ</text:span>.</text:p>
        </text:list-item>
        <text:list-item>
          <text:p text:style-name="P20">Right-click on the <text:span text:style-name="T15">BiblioteQ</text:span> folder icon: Send to → Compressed (zipped) folder.</text:p>
        </text:list-item>
        <text:list-item>
          <text:p text:style-name="P20">Distribute the new bundle.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2-10-27T10:33:06.663720670</dc:date>
    <meta:editing-duration>PT2H35M58S</meta:editing-duration>
    <meta:editing-cycles>51</meta:editing-cycles>
    <meta:generator>LibreOffice/7.3.6.2$Linux_X86_64 LibreOffice_project/30$Build-2</meta:generator>
    <meta:document-statistic meta:table-count="0" meta:image-count="0" meta:object-count="0" meta:page-count="1" meta:paragraph-count="28" meta:word-count="255" meta:character-count="1567" meta:non-whitespace-character-count="1364"/>
  </office:meta>
</office:document-meta>
</file>